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10f1" officeooo:paragraph-rsid="001910f1"/>
    </style:style>
    <style:style style:name="P2" style:family="paragraph" style:parent-style-name="Standard">
      <style:text-properties officeooo:rsid="001b24ad" officeooo:paragraph-rsid="001b24a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nce is a bitch</text:p>
      <text:p text:style-name="P2"/>
      <text:p text:style-name="P2">Jace sucks hardcore wang</text:p>
      <text:p text:style-name="P2"/>
      <text:p text:style-name="P2">Michel is just **<text:span text:style-name="T1">insert facepalm emoji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Tipper</meta:initial-creator>
    <meta:creation-date>2017-01-27T11:58:45.366215599</meta:creation-date>
    <meta:generator>LibreOffice/4.2.8.2$Linux_X86_64 LibreOffice_project/420$Build-2</meta:generator>
    <dc:date>2017-02-02T19:11:11.190064345</dc:date>
    <meta:editing-duration>PT7M44S</meta:editing-duration>
    <meta:editing-cycles>4</meta:editing-cycles>
    <dc:creator>Nathan Tipper</dc:creator>
    <meta:document-statistic meta:table-count="0" meta:image-count="0" meta:object-count="0" meta:page-count="1" meta:paragraph-count="3" meta:word-count="14" meta:character-count="80" meta:non-whitespace-character-count="69"/>
  </office:meta>
</office:document-meta>
</file>